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ount-salary-categories/" text:style-name="Internet_20_link" text:visited-style-name="Visited_20_Internet_20_Link"><text:span text:style-name="T1">1907. Count Salary Categories</text:span></text:a></text:p>
      <text:section text:style-name="Sect1" text:name="headlessui-popover-button-:r15:">
        <text:p text:style-name="Standard"/>
      </text:section>
      <text:p text:style-name="P4">Medium</text:p>
      <text:p text:style-name="P4">186</text:p>
      <text:p text:style-name="P4">44</text:p>
      <text:section text:style-name="Sect1" text:name="headlessui-popover-button-:r1a:">
        <text:p text:style-name="Standard"/>
      </text:section>
      <text:section text:style-name="Sect1" text:name="headlessui-popover-button-:r1d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Accounts</text:span></text:span></text:p>
      <text:p text:style-name="P2">+-------------+------+</text:p>
      <text:p text:style-name="P2">| Column Name | Type |</text:p>
      <text:p text:style-name="P2">+-------------+------+</text:p>
      <text:p text:style-name="P2">| account_id <text:s/>| int <text:s/>|</text:p>
      <text:p text:style-name="P2">| income <text:s text:c="5"/>| int <text:s/>|</text:p>
      <text:p text:style-name="P2">+-------------+------+</text:p>
      <text:p text:style-name="P2">account_id is the primary key (column with unique values) for this table.</text:p>
      <text:p text:style-name="P1">Each row contains information about the monthly income for one bank account.</text:p>
      <text:p text:style-name="P6"> </text:p>
      <text:p text:style-name="P6">Write a solution to calculate the number of bank accounts for each salary category. The salary categories are:</text:p>
      <text:list xml:id="list2107455694" text:style-name="L1">
        <text:list-item>
          <text:p text:style-name="P8"><text:span text:style-name="Source_20_Text"><text:span text:style-name="T2">"Low Salary"</text:span></text:span><text:span text:style-name="T1">: All the salaries </text:span><text:span text:style-name="Strong_20_Emphasis"><text:span text:style-name="T1">strictly less</text:span></text:span><text:span text:style-name="T1"> than </text:span><text:span text:style-name="Source_20_Text"><text:span text:style-name="T2">$20000</text:span></text:span><text:span text:style-name="T1">.</text:span></text:p>
        </text:list-item>
        <text:list-item>
          <text:p text:style-name="P8"><text:span text:style-name="Source_20_Text"><text:span text:style-name="T2">"Average Salary"</text:span></text:span><text:span text:style-name="T1">: All the salaries in the </text:span><text:span text:style-name="Strong_20_Emphasis"><text:span text:style-name="T1">inclusive</text:span></text:span><text:span text:style-name="T1"> range </text:span><text:span text:style-name="Source_20_Text"><text:span text:style-name="T2">[$20000, $50000]</text:span></text:span><text:span text:style-name="T1">.</text:span></text:p>
        </text:list-item>
        <text:list-item>
          <text:p text:style-name="P9"><text:span text:style-name="Source_20_Text"><text:span text:style-name="T2">"High Salary"</text:span></text:span><text:span text:style-name="T1">: All the salaries </text:span><text:span text:style-name="Strong_20_Emphasis"><text:span text:style-name="T1">strictly greater</text:span></text:span><text:span text:style-name="T1"> than </text:span><text:span text:style-name="Source_20_Text"><text:span text:style-name="T2">$50000</text:span></text:span><text:span text:style-name="T1">.</text:span></text:p>
        </text:list-item>
      </text:list>
      <text:p text:style-name="P7"><text:span text:style-name="T1">The result table </text:span><text:span text:style-name="Strong_20_Emphasis"><text:span text:style-name="T1">must</text:span></text:span><text:span text:style-name="T1"> contain all three categories. If there are no accounts in a category, return </text:span><text:span text:style-name="Source_20_Text"><text:span text:style-name="T2">0</text:span></text:span><text:span text:style-name="T1">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 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Accounts table:</text:p>
      <text:p text:style-name="P2">+------------+--------+</text:p>
      <text:p text:style-name="P2">| account_id | income |</text:p>
      <text:p text:style-name="P2">+------------+--------+</text:p>
      <text:p text:style-name="P2">| 3 <text:s text:c="9"/>| 108939 |</text:p>
      <text:p text:style-name="P2">| 2 <text:s text:c="9"/>| 12747 <text:s/>|</text:p>
      <text:p text:style-name="P2">| 8 <text:s text:c="9"/>| 87709 <text:s/>|</text:p>
      <text:p text:style-name="P2">| 6 <text:s text:c="9"/>| 91796 <text:s/>|</text:p>
      <text:p text:style-name="P2"><text:soft-page-break/>+------------+--------+</text:p>
      <text:p text:style-name="P3"><text:span text:style-name="Strong_20_Emphasis"><text:span text:style-name="T1">Output:</text:span></text:span><text:span text:style-name="T1"> </text:span></text:p>
      <text:p text:style-name="P2">+----------------+----------------+</text:p>
      <text:p text:style-name="P2">| category <text:s text:c="6"/>| accounts_count |</text:p>
      <text:p text:style-name="P2">+----------------+----------------+</text:p>
      <text:p text:style-name="P2">| Low Salary <text:s text:c="4"/>| 1 <text:s text:c="13"/>|</text:p>
      <text:p text:style-name="P2">| Average Salary | 0 <text:s text:c="13"/>|</text:p>
      <text:p text:style-name="P2">| High Salary <text:s text:c="3"/>| 3 <text:s text:c="13"/>|</text:p>
      <text:p text:style-name="P2">+----------------+----------------+</text:p>
      <text:p text:style-name="P3"><text:span text:style-name="Strong_20_Emphasis"><text:span text:style-name="T1">Explanation:</text:span></text:span><text:span text:style-name="T1"> </text:span></text:p>
      <text:p text:style-name="P2">Low Salary: Account 2.</text:p>
      <text:p text:style-name="P2">Average Salary: No accounts.</text:p>
      <text:p text:style-name="P1">High Salary: Accounts 3, 6, and 8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4T23:27:50.917000000</dc:date>
    <meta:editing-duration>PT17S</meta:editing-duration>
    <meta:editing-cycles>1</meta:editing-cycles>
    <meta:document-statistic meta:table-count="0" meta:image-count="0" meta:object-count="0" meta:page-count="2" meta:paragraph-count="48" meta:word-count="234" meta:character-count="1426" meta:non-whitespace-character-count="1155"/>
    <meta:generator>LibreOffice/7.2.2.2$Windows_X86_64 LibreOffice_project/02b2acce88a210515b4a5bb2e46cbfb63fe97d56</meta:generator>
  </office:meta>
</office:document-meta>
</file>